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npham" table:style-name="ta1">
        <table:table-column table:style-name="co1" table:number-columns-repeated="16384" table:default-cell-style-name="ce1"/>
        <table:table-row table:style-name="ro1">
          <table:table-cell office:value-type="string" table:style-name="ce1">
            <text:p>ten_sp</text:p>
          </table:table-cell>
          <table:table-cell office:value-type="string" table:style-name="ce1">
            <text:p>don_gia</text:p>
          </table:table-cell>
          <table:table-cell office:value-type="string" table:style-name="ce1">
            <text:p>hinh_anh</text:p>
          </table:table-cell>
          <table:table-cell office:value-type="string" table:style-name="ce1">
            <text:p>noi_dung</text:p>
          </table:table-cell>
          <table:table-cell office:value-type="string" table:style-name="ce1">
            <text:p>manHinh</text:p>
          </table:table-cell>
          <table:table-cell office:value-type="string" table:style-name="ce1">
            <text:p>cpu</text:p>
          </table:table-cell>
          <table:table-cell office:value-type="string" table:style-name="ce1">
            <text:p>ram</text:p>
          </table:table-cell>
          <table:table-cell office:value-type="string" table:style-name="ce1">
            <text:p>card</text:p>
          </table:table-cell>
          <table:table-cell office:value-type="string" table:style-name="ce1">
            <text:p>oCung</text:p>
          </table:table-cell>
          <table:table-cell office:value-type="string" table:style-name="ce1">
            <text:p>pin</text:p>
          </table:table-cell>
          <table:table-cell office:value-type="string" table:style-name="ce1">
            <text:p>id_the_loai</text:p>
          </table:table-cell>
          <table:table-cell office:value-type="string" table:style-name="ce1">
            <text:p>id_nha_cc</text:p>
          </table:table-cell>
          <table:table-cell office:value-type="string" table:style-name="ce1">
            <text:p>so_luong</text:p>
          </table:table-cell>
          <table:table-cell office:value-type="string" table:style-name="ce1">
            <text:p>sl_da_ban</text:p>
          </table:table-cell>
          <table:table-cell office:value-type="string" table:style-name="ce1">
            <text:p>ngay_tao</text:p>
          </table:table-cell>
          <table:table-cell office:value-type="string" table:style-name="ce1">
            <text:p>ngay_sua</text:p>
          </table:table-cell>
          <table:table-cell office:value-type="string" table:style-name="ce1">
            <text:p>trangthai</text:p>
          </table:table-cell>
          <table:table-cell table:number-columns-repeated="16367"/>
        </table:table-row>
        <table:table-row table:style-name="ro1">
          <table:table-cell office:value-type="string" table:style-name="ce1">
            <text:p>LG Gram 16 2021 i7 1165G7 (16Z90P-G.AH75A5)</text:p>
          </table:table-cell>
          <table:table-cell office:value-type="string" table:style-name="ce1">
            <text:p>50890000.0</text:p>
          </table:table-cell>
          <table:table-cell office:value-type="string" table:style-name="ce1">
            <text:p>https://cdn.tgdd.vn/Products/Images/44/238133/lg-gram-16-i7-16z90pgah75a5-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6",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2-cell, 80Wh</text:p>
          </table:table-cell>
          <table:table-cell office:value-type="float" office:value="5" table:style-name="ce1">
            <text:p>5</text:p>
          </table:table-cell>
          <table:table-cell office:value-type="float" office:value="25" table:formula="of:=RANDBETWEEN(20;38)" table:style-name="ce1">
            <text:p>25</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6 2021 i7 1165G7 (16Z90P-G.AH73A5)</text:p>
          </table:table-cell>
          <table:table-cell office:value-type="string" table:style-name="ce1">
            <text:p>48890000.0</text:p>
          </table:table-cell>
          <table:table-cell office:value-type="string" table:style-name="ce1">
            <text:p>https://cdn.tgdd.vn/Products/Images/44/238132/lg-gram-16-i7-16z90pgah73a5-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6",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256 GB</text:p>
          </table:table-cell>
          <table:table-cell office:value-type="string" table:style-name="ce1">
            <text:p>2-cell, 80Wh</text:p>
          </table:table-cell>
          <table:table-cell office:value-type="float" office:value="5" table:style-name="ce1">
            <text:p>5</text:p>
          </table:table-cell>
          <table:table-cell office:value-type="float" office:value="34" table:formula="of:=RANDBETWEEN(20;38)" table:style-name="ce1">
            <text:p>34</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4 2021 i7 1165G7 (14Z90P-G.AH75A5)</text:p>
          </table:table-cell>
          <table:table-cell office:value-type="string" table:style-name="ce1">
            <text:p>47890000.0</text:p>
          </table:table-cell>
          <table:table-cell office:value-type="string" table:style-name="ce1">
            <text:p>https://cdn.tgdd.vn/Products/Images/44/238131/lg-gram-14-i7-14z90pgah75a5-0-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4-cell, 72Wh</text:p>
          </table:table-cell>
          <table:table-cell office:value-type="float" office:value="5" table:style-name="ce1">
            <text:p>5</text:p>
          </table:table-cell>
          <table:table-cell office:value-type="float" office:value="37" table:formula="of:=RANDBETWEEN(20;38)" table:style-name="ce1">
            <text:p>37</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ZenBook UX371EA i7 1165G7 (HL725WS)</text:p>
          </table:table-cell>
          <table:table-cell office:value-type="string" table:style-name="ce1">
            <text:p>41990000.0</text:p>
          </table:table-cell>
          <table:table-cell office:value-type="string" table:style-name="ce1">
            <text:p>https://cdn.tgdd.vn/Products/Images/44/262059/asus-zenbook-ux371ea-i7-1165g7-16gb-1tb-ssd-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4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67Wh</text:p>
          </table:table-cell>
          <table:table-cell office:value-type="float" office:value="5" table:style-name="ce1">
            <text:p>5</text:p>
          </table:table-cell>
          <table:table-cell office:value-type="float" office:value="29" table:formula="of:=RANDBETWEEN(20;38)" table:style-name="ce1">
            <text:p>29</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ZenBook UX371EA i7 1165G7 (HL494TS)</text:p>
          </table:table-cell>
          <table:table-cell office:value-type="string" table:style-name="ce1">
            <text:p>41990000.0</text:p>
          </table:table-cell>
          <table:table-cell office:value-type="string" table:style-name="ce1">
            <text:p>https://cdn.tgdd.vn/Products/Images/44/252697/asus-zenbook-ux371ea-i7-1165g7-16gb-1tb-ssd-touch-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4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67Wh</text:p>
          </table:table-cell>
          <table:table-cell office:value-type="float" office:value="5" table:style-name="ce1">
            <text:p>5</text:p>
          </table:table-cell>
          <table:table-cell office:value-type="float" office:value="38" table:formula="of:=RANDBETWEEN(20;38)" table:style-name="ce1">
            <text:p>38</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39490000.0</text:p>
          </table:table-cell>
          <table:table-cell office:value-type="string" table:style-name="ce1">
            <text:p>https://cdn.tgdd.vn/Products/Images/44/243952/apple-macbook-air-m1-2020-z12a00050-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7 nhân GPU</text:p>
          </table:table-cell>
          <table:table-cell office:value-type="string" table:style-name="ce1">
            <text:p>SSD 512 GB</text:p>
          </table:table-cell>
          <table:table-cell office:value-type="string" table:style-name="ce1">
            <text:p>Khoảng 10 tiếng</text:p>
          </table:table-cell>
          <table:table-cell office:value-type="float" office:value="5" table:style-name="ce1">
            <text:p>5</text:p>
          </table:table-cell>
          <table:table-cell office:value-type="float" office:value="30" table:formula="of:=RANDBETWEEN(20;38)" table:style-name="ce1">
            <text:p>30</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HP Envy 13 ba1031TU i7 1165G7 (2K0B7PA)</text:p>
          </table:table-cell>
          <table:table-cell office:value-type="string" table:style-name="ce1">
            <text:p>33990000.0</text:p>
          </table:table-cell>
          <table:table-cell office:value-type="string" table:style-name="ce1">
            <text:p>https://cdn.tgdd.vn/Products/Images/44/230241/hp-envy-13-ba1031tu-i7-2k0b7pa-103120-093102-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3-cell, 51Wh</text:p>
          </table:table-cell>
          <table:table-cell office:value-type="float" office:value="5" table:style-name="ce1">
            <text:p>5</text:p>
          </table:table-cell>
          <table:table-cell office:value-type="float" office:value="21" table:formula="of:=RANDBETWEEN(20;38)" table:style-name="ce1">
            <text:p>2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enovo YOGA Slim 7 Carbon 13ITL5 i7 1165G7 (82EV0017VN)</text:p>
          </table:table-cell>
          <table:table-cell office:value-type="string" table:style-name="ce1">
            <text:p>34990000.0</text:p>
          </table:table-cell>
          <table:table-cell office:value-type="string" table:style-name="ce1">
            <text:p>https://cdn.tgdd.vn/Products/Images/44/234364/lenovo-yoga-slim-7-carbon-13itl5-i7-82ev0017vn-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50Wh</text:p>
          </table:table-cell>
          <table:table-cell office:value-type="float" office:value="5" table:style-name="ce1">
            <text:p>5</text:p>
          </table:table-cell>
          <table:table-cell office:value-type="float" office:value="37" table:formula="of:=RANDBETWEEN(20;38)" table:style-name="ce1">
            <text:p>37</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ZenBook Flip UX363EA i7 1165G7 (HP163T)</text:p>
          </table:table-cell>
          <table:table-cell office:value-type="string" table:style-name="ce1">
            <text:p>33990000.0</text:p>
          </table:table-cell>
          <table:table-cell office:value-type="string" table:style-name="ce1">
            <text:p>https://cdn.tgdd.vn/Products/Images/44/249286/asus-zenbook-flip-ux363ea-i7-hp163t-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4-cell, 67Wh</text:p>
          </table:table-cell>
          <table:table-cell office:value-type="float" office:value="5" table:style-name="ce1">
            <text:p>5</text:p>
          </table:table-cell>
          <table:table-cell office:value-type="float" office:value="20" table:formula="of:=RANDBETWEEN(20;38)" table:style-name="ce1">
            <text:p>20</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33990000.0</text:p>
          </table:table-cell>
          <table:table-cell office:value-type="string" table:style-name="ce1">
            <text:p>https://cdn.tgdd.vn/Products/Images/44/239552/macbook-air-m1-2020-gray-600x600.jpg</text:p>
          </table:table-cell>
          <table:table-cell office:value-type="string" table:style-name="ce1">
            <text:p>Siêu phẩm laptop Lenovo cực mỏng nhẹ và bền bỉ với trọng lượng chưa đến 1 kg. Hiệu năng mạnh mẽ cùng màn hình QHD siêu nét và hệ thống bảo mật tân tiến là những ưu điểm khiến chiếc laptop này trở nên thu hút không thể bỏ qua.</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7 nhân GPU</text:p>
          </table:table-cell>
          <table:table-cell office:value-type="string" table:style-name="ce1">
            <text:p>SSD 256 GB</text:p>
          </table:table-cell>
          <table:table-cell office:value-type="string" table:style-name="ce1">
            <text:p>Khoảng 10 tiếng</text:p>
          </table:table-cell>
          <table:table-cell office:value-type="float" office:value="5" table:style-name="ce1">
            <text:p>5</text:p>
          </table:table-cell>
          <table:table-cell office:value-type="float" office:value="25" table:formula="of:=RANDBETWEEN(20;38)" table:style-name="ce1">
            <text:p>25</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number-rows-repeated="10485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Apache POI</meta:initial-creator>
    <dc:creator>NGOC BAU</dc:creator>
    <meta:creation-date>2021-11-27T15:43:10Z</meta:creation-date>
    <dc:date>2021-11-28T04:32:39Z</dc:date>
  </office:meta>
</office:document-meta>
</file>